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W_Cracking_Cuda_Crack</text:p>
          </table:table-cell>
          <table:table-cell table:style-name="ce1" office:value-type="string" calcext:value-type="string">
            <text:p>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elapsed was 1236366ns or 0.001236366s</text:p>
          </table:table-cell>
          <table:table-cell office:value-type="float" office:value="0.001236366" calcext:value-type="float">
            <text:p>0.001236366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224666ns or 0.001224666s</text:p>
          </table:table-cell>
          <table:table-cell office:value-type="float" office:value="0.001224666" calcext:value-type="float">
            <text:p>0.001224666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193570ns or 0.001193570s</text:p>
          </table:table-cell>
          <table:table-cell office:value-type="float" office:value="0.00119357" calcext:value-type="float">
            <text:p>0.00119357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185544ns or 0.001185544s</text:p>
          </table:table-cell>
          <table:table-cell office:value-type="float" office:value="0.001185544" calcext:value-type="float">
            <text:p>0.001185544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200749ns or 0.001200749s</text:p>
          </table:table-cell>
          <table:table-cell office:value-type="float" office:value="0.001200749" calcext:value-type="float">
            <text:p>0.001200749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187158ns or 0.001187158s</text:p>
          </table:table-cell>
          <table:table-cell office:value-type="float" office:value="0.001187158" calcext:value-type="float">
            <text:p>0.001187158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186879ns or 0.001186879s</text:p>
          </table:table-cell>
          <table:table-cell office:value-type="float" office:value="0.001186879" calcext:value-type="float">
            <text:p>0.001186879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206392ns or 0.001206392s</text:p>
          </table:table-cell>
          <table:table-cell office:value-type="float" office:value="0.001206392" calcext:value-type="float">
            <text:p>0.001206392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235043ns or 0.001235043s</text:p>
          </table:table-cell>
          <table:table-cell office:value-type="float" office:value="0.001235043" calcext:value-type="float">
            <text:p>0.001235043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elapsed was 1235336ns or 0.001235336s</text:p>
          </table:table-cell>
          <table:table-cell office:value-type="float" office:value="0.001235336" calcext:value-type="float">
            <text:p>0.001235336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" table:formula="of:=AVERAGE([.B3:.B12])" office:value-type="float" office:value="0.0012091703" calcext:value-type="float">
            <text:p>0.001209170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 style:data-style-name="N2" text:time-value="16:27:50.245413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55:26.261739990</meta:creation-date>
    <dc:date>2019-04-30T16:28:32.275037487</dc:date>
    <meta:editing-duration>PT11M1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